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bg" fo:country="BG"/>
    </style:style>
    <style:style style:name="T1" style:family="text">
      <style:text-properties fo:language="bg" fo:country="BG"/>
    </style:style>
    <style:style style:name="T2" style:family="text">
      <style:text-properties fo:language="en" fo:country="U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Абонат съм на посочения мобилен оператор <text:span text:style-name="T1">вече</text:span> трета година. <text:span text:style-name="T1">Телефонният номер, за който е абонамента, е същият посочен като телефон за контакт. </text:span>През м.май т.г. преподписах договора си в горепосочения офис<text:span text:style-name="T1">, както ми обясни мило служителката там, при по-добри от старите условия. Същите неограничени минути и вместо 3</text:span><text:span text:style-name="T2">GB –</text:span><text:span text:style-name="T1"> 6 </text:span><text:span text:style-name="T2">GB </text:span><text:span text:style-name="T1">мобилен интернет. </text:span></text:p>
      <text:p text:style-name="Standard"><text:span text:style-name="T1">Положих подписа си на малък електронен таблет. След което получих един лист оформен повече като таблици, отколкото като стандартен договор, който допуснах грешката да не съхраня надлежно.</text:span></text:p>
      <text:p text:style-name="Standard"/>
      <text:p text:style-name="Standard"><text:span text:style-name="T1">Каква беше изненадата ми в</text:span> началото на месец септември т.г. <text:span text:style-name="T1">обаче</text:span>, когато <text:span text:style-name="T1">за първи път </text:span>мегабайтите <text:span text:style-name="T1">за месеца</text:span>, включени в абонаментния ми план<text:span text:style-name="T1">,</text:span> <text:span text:style-name="T1">се изчерпиха, и се оказа, че не действат старите условия при изчерпване на включените в абонамента МБ на висока скорост. Без да разбера как, едностранно е отменено автоматичното минаване на по-ниска скорост и потребление без таксуване и съответно ползване на интернет по-ниска в пъти скорост. Вместо това е активирано автоматично подновяване на пакети за мегабайти на по-висока скорост, като всеки пакет от 100 МБ вече ми се таксува на цена от 1 лв.</text:span><text:span text:style-name="T2">, </text:span><text:span text:style-name="T1">т.е. Едни нови </text:span><text:span text:style-name="T2">6 GB </text:span><text:span text:style-name="T1">приблизително</text:span><text:span text:style-name="T2"> </text:span><text:span text:style-name="T1">+</text:span><text:span text:style-name="T2">= </text:span><text:span text:style-name="T1">60 лв.</text:span></text:p>
      <text:p text:style-name="Standard"><text:span text:style-name="T1"/></text:p>
      <text:p text:style-name="Standard">На 19.09.2018 г. в горепосочения офис <text:span text:style-name="T1">ми обясниха, че това е автоматично подновяване уредено в договора, който съм подписала с компанията. При поискване</text:span> да прочета отново договора си <text:span text:style-name="T1">и да се уверя, че тази промяна наистина е заявена там, ми отговориха, че, за да имам достъп до копие от собствения си договор, е необходимо да подам писмено заявление и да изчакам стандартния срок на компанията, за да получа отговор на молбата си</text:span>. <text:span text:style-name="T1">Срокът за отговор на всяко писмено заявление </text:span>(<text:span text:style-name="T1">молба, запитване, препоръка, възражение, жалба и други</text:span>) <text:span text:style-name="T1">подадено в техен магазин било 30 календарни дни от момента на получаването му.</text:span> <text:s/>Н<text:span text:style-name="T1">о така и не разбрах след като получа отговор на заявлението, кога все пак ще мога да си видя собствения договор.</text:span></text:p>
      <text:p text:style-name="Standard"/>
      <text:p text:style-name="P1">Опитах се също така, като оказал се абонат на тази подуслуга, да поискам прекратяване на автоматичното подновяване на мегабайтите на висока скорост за целия оставащ ми срок на договора, но ми отговориха, че това не се предлага от БТК. Мога, ако желая, всеки месец да деактивирам автоматичното таксуване, като изпращам <text:span text:style-name="T2">SMS </text:span>с точно определен текст на точно определен номер, Но, ако пропусна, пасивът разбира се, ще е отразен по моята месечна фактура.</text:p>
      <text:p text:style-name="Standard"/>
      <text:p text:style-name="Standard"><text:span text:style-name="T1">Моля <text:s/>за съдействието на Комисията да ми помогне скоро да получа копие от договора си, подписан от мен с БТК. Моля също така да разбера, ако заявяването на услугата не е посочено в договора ми, как точно съм оторизирала БТК ЕАД да ми продава тези автоматични пакети.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0-04T16:44:26.45</meta:creation-date>
    <dc:date>2018-10-04T22:04:31.90</dc:date>
    <meta:editing-duration>PT5H20M17S</meta:editing-duration>
    <meta:editing-cycles>3</meta:editing-cycles>
    <meta:generator>OpenOffice/4.1.5$Win32 OpenOffice.org_project/415m1$Build-9789</meta:generator>
    <meta:document-statistic meta:table-count="0" meta:image-count="0" meta:object-count="0" meta:page-count="1" meta:paragraph-count="6" meta:word-count="424" meta:character-count="2608"/>
  </office:meta>
</office:document-meta>
</file>